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manata" svg:font-family="Samanata" style:font-pitch="variable"/>
  </office:font-face-decls>
  <office:automatic-styles>
    <style:style style:name="P1" style:family="paragraph" style:parent-style-name="Header">
      <style:text-properties officeooo:paragraph-rsid="000454b6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fo:font-size="18pt" style:font-size-asian="18pt" style:font-size-complex="18pt"/>
    </style:style>
    <style:style style:name="P4" style:family="paragraph" style:parent-style-name="Text_20_body" style:list-style-name="L1">
      <style:text-properties fo:font-size="18pt" style:font-size-asian="18pt" style:font-size-complex="18pt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6" style:family="paragraph" style:parent-style-name="Text_20_body" style:list-style-name="L2">
      <style:text-properties fo:font-size="18pt" style:font-size-asian="18pt" style:font-size-complex="18pt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fo:font-size="18pt" style:font-size-asian="18pt" style:font-size-complex="18pt"/>
    </style:style>
    <style:style style:name="P8" style:family="paragraph" style:parent-style-name="Text_20_body" style:list-style-name="L3">
      <style:text-properties fo:font-size="18pt" style:font-size-asian="18pt" style:font-size-complex="18pt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fo:font-size="18pt" style:font-size-asian="18pt" style:font-size-complex="18pt"/>
    </style:style>
    <style:style style:name="P10" style:family="paragraph" style:parent-style-name="Text_20_body" style:list-style-name="L4">
      <style:text-properties fo:font-size="18pt" style:font-size-asian="18pt" style:font-size-complex="18pt"/>
    </style:style>
    <style:style style:name="P11" style:family="paragraph" style:parent-style-name="Text_20_body" style:list-style-name="L5">
      <style:paragraph-properties fo:margin-top="0cm" fo:margin-bottom="0cm" style:contextual-spacing="false"/>
      <style:text-properties fo:font-size="18pt" style:font-size-asian="18pt" style:font-size-complex="18pt"/>
    </style:style>
    <style:style style:name="P12" style:family="paragraph" style:parent-style-name="Text_20_body" style:list-style-name="L5">
      <style:text-properties fo:font-size="18pt" style:font-size-asian="18pt" style:font-size-complex="18pt"/>
    </style:style>
    <style:style style:name="P13" style:family="paragraph" style:parent-style-name="Text_20_body" style:list-style-name="L6">
      <style:text-properties fo:font-size="18pt" style:font-size-asian="18pt" style:font-size-complex="18pt"/>
    </style:style>
    <style:style style:name="P14" style:family="paragraph" style:parent-style-name="Text_20_body" style:list-style-name="L7">
      <style:paragraph-properties fo:margin-top="0cm" fo:margin-bottom="0cm" style:contextual-spacing="false"/>
      <style:text-properties fo:font-size="18pt" style:font-size-asian="18pt" style:font-size-complex="18pt"/>
    </style:style>
    <style:style style:name="P15" style:family="paragraph" style:parent-style-name="Text_20_body" style:list-style-name="L7">
      <style:text-properties fo:font-size="18pt" style:font-size-asian="18pt" style:font-size-complex="18pt"/>
    </style:style>
    <style:style style:name="P16" style:family="paragraph" style:parent-style-name="Text_20_body" style:list-style-name="L8">
      <style:text-properties fo:font-size="18pt" style:font-size-asian="18pt" style:font-size-complex="18pt"/>
    </style:style>
    <style:style style:name="T1" style:family="text">
      <style:text-properties officeooo:rsid="000301d3"/>
    </style:style>
    <style:style style:name="T2" style:family="text">
      <style:text-properties fo:font-size="26pt" officeooo:rsid="000301d3" style:font-size-asian="22.75pt" style:font-size-complex="26pt"/>
    </style:style>
    <style:style style:name="T3" style:family="text">
      <style:text-properties fo:font-size="24pt" officeooo:rsid="000301d3" style:font-size-asian="21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c9211e" loext:opacity="100%" fo:font-size="20pt" style:font-size-asian="20pt" style:font-size-complex="20pt"/>
    </style:style>
    <style:style style:name="T9" style:family="text">
      <style:text-properties officeooo:rsid="000454b6"/>
    </style:style>
    <style:style style:name="T10" style:family="text">
      <style:text-properties style:font-name="Samanata" officeooo:rsid="000454b6"/>
    </style:style>
    <style:style style:name="T11" style:family="text">
      <style:text-properties style:font-name="Liberation Mono" officeooo:rsid="000454b6"/>
    </style:style>
    <style:style style:name="T12" style:family="text">
      <style:text-properties style:font-name="Liberation Mono" fo:font-size="26pt" officeooo:rsid="000454b6" style:font-size-asian="26pt" style:font-size-complex="2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.</text:span></text:p>
      <text:p text:style-name="P2"><text:span text:style-name="Strong_20_Emphasis">1. Why it's Important:</text:span></text:p>
      <text:list xml:id="list1576273144" text:style-name="L1">
        <text:list-item>
          <text:p text:style-name="P3">Plants are crucial for the environment and food production.</text:p>
        </text:list-item>
        <text:list-item>
          <text:p text:style-name="P4">To help plants grow well, we need to monitor them closely.</text:p>
        </text:list-item>
      </text:list>
      <text:p text:style-name="Text_20_body"><text:span text:style-name="Strong_20_Emphasis"><text:span text:style-name="T6">2. How to Monitor Plants:</text:span></text:span></text:p>
      <text:list xml:id="list2688690999" text:style-name="L2">
        <text:list-item>
          <text:p text:style-name="P5">We're using smart technology (IoT) to make monitoring plants easier.</text:p>
        </text:list-item>
        <text:list-item>
          <text:p text:style-name="P6">This involves using sensors in the soil and near the plants to check things like moisture, humidity, and temperature.</text:p>
        </text:list-item>
      </text:list>
      <text:p text:style-name="Text_20_body"><text:span text:style-name="Strong_20_Emphasis"><text:span text:style-name="T6">3. Saving Water:</text:span></text:span></text:p>
      <text:list xml:id="list2386597818" text:style-name="L3">
        <text:list-item>
          <text:p text:style-name="P7">We're especially focusing on saving water because it's often scarce.</text:p>
        </text:list-item>
        <text:list-item>
          <text:p text:style-name="P8">The system keeps an eye on how much water is needed by looking at the soil and other factors.</text:p>
        </text:list-item>
      </text:list>
      <text:p text:style-name="Text_20_body"><text:span text:style-name="Strong_20_Emphasis"><text:span text:style-name="T6">4. What Devices We Use:</text:span></text:span></text:p>
      <text:list xml:id="list3417158188" text:style-name="L4">
        <text:list-item>
          <text:p text:style-name="P9">We use small and affordable devices like Raspberry Pi and Arduino to collect and process the data.</text:p>
        </text:list-item>
        <text:list-item>
          <text:p text:style-name="P10">These devices make sure we're not using too much water and are cost-effective.</text:p>
        </text:list-item>
      </text:list>
      <text:p text:style-name="Text_20_body"><text:span text:style-name="Strong_20_Emphasis"><text:span text:style-name="T6">5. How Information is Sent:</text:span></text:span></text:p>
      <text:list xml:id="list135368077" text:style-name="L5">
        <text:list-item>
          <text:p text:style-name="P11">The information collected by the sensors is sent to a central system (web server or cloud).</text:p>
        </text:list-item>
        <text:list-item>
          <text:p text:style-name="P12">This way, we can see the data in real-time and make decisions based on it.</text:p>
        </text:list-item>
      </text:list>
      <text:p text:style-name="P2"><text:soft-page-break/></text:p>
      <text:p text:style-name="P2"/>
      <text:p text:style-name="Text_20_body"><text:span text:style-name="Strong_20_Emphasis"><text:span text:style-name="T6">6. Helping Farmers and Learners:</text:span></text:span></text:p>
      <text:list xml:id="list3789038592" text:style-name="L6">
        <text:list-item>
          <text:p text:style-name="P13">This technology not only helps farmers but also serves as a way for beginners to learn about these cool technologies.</text:p>
        </text:list-item>
      </text:list>
      <text:p text:style-name="Text_20_body"><text:span text:style-name="Strong_20_Emphasis"><text:span text:style-name="T6">7. Being Environmentally Friendly:</text:span></text:span></text:p>
      <text:list xml:id="list1383210331" text:style-name="L7">
        <text:list-item>
          <text:p text:style-name="P14">We're careful to make sure our devices don't harm the environment.</text:p>
        </text:list-item>
        <text:list-item>
          <text:p text:style-name="P15">We're also looking into any potential issues and researching ways to minimize them.</text:p>
        </text:list-item>
      </text:list>
      <text:p text:style-name="Text_20_body"><text:span text:style-name="Strong_20_Emphasis"><text:span text:style-name="T6">8. Conclusion:</text:span></text:span></text:p>
      <text:list xml:id="list891894335" text:style-name="L8">
        <text:list-item>
          <text:p text:style-name="P16">In simple terms, we're using smart technology to keep plants healthy, save water, and help people learn more about taking care of plants.</text:p>
        </text:list-item>
      </text:list>
      <text:p text:style-name="P2"/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manata" svg:font-family="Samana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454b6"/>
    </style:style>
    <style:style style:name="MT1" style:family="text"/>
    <style:style style:name="MT2" style:family="text">
      <style:text-properties fo:color="#c9211e" loext:opacity="100%" fo:font-size="20pt" style:font-size-asian="20pt" style:font-size-complex="20pt"/>
    </style:style>
    <style:style style:name="MT3" style:family="text">
      <style:text-properties style:font-name="Liberation Mono" fo:font-size="26pt" officeooo:rsid="000454b6" style:font-size-asian="26pt" style:font-size-complex="2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Strong_20_Emphasis"> </text:span><text:span text:style-name="Strong_20_Emphasis"><text:span text:style-name="MT2">INTRODUCTION</text:span></text:span></text:p>
        <text:p text:style-name="MP1"><text:span text:style-name="Strong_20_Emphasis"><text:span text:style-name="MT2"/></text:span></text:p>
        <text:p text:style-name="MP1"><text:tab/><text:span text:style-name="MT3">IOT SMART PLANT MONITORING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8:31:36.284192244</meta:creation-date>
    <dc:date>2023-11-23T18:50:55.247677862</dc:date>
    <meta:editing-duration>PT9M8S</meta:editing-duration>
    <meta:editing-cycles>1</meta:editing-cycles>
    <meta:document-statistic meta:table-count="0" meta:image-count="0" meta:object-count="0" meta:page-count="2" meta:paragraph-count="25" meta:word-count="259" meta:character-count="1457" meta:non-whitespace-character-count="1234"/>
    <meta:generator>LibreOffice/7.3.7.2$Linux_X86_64 LibreOffice_project/30$Build-2</meta:generator>
  </office:meta>
</office:document-meta>
</file>